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erif1" svg:font-family="'Liberation Serif', 'Arial Unicode MS'"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Text_20_body">
      <style:paragraph-properties style:line-height-at-least="0.176cm"/>
    </style:style>
    <style:style style:name="P4" style:family="paragraph" style:parent-style-name="Text_20_body">
      <style:paragraph-properties style:line-height-at-least="0.176cm"/>
      <style:text-properties style:font-name="Liberation Serif1"/>
    </style:style>
    <style:style style:name="P5" style:family="paragraph" style:parent-style-name="Text_20_body">
      <style:paragraph-properties style:line-height-at-least="0.176cm"/>
      <style:text-properties style:font-name="Liberation Serif1" fo:language="sk" fo:country="SK"/>
    </style:style>
    <style:style style:name="P6" style:family="paragraph" style:parent-style-name="Standard">
      <style:paragraph-properties fo:line-height="100%"/>
      <style:text-properties style:font-name="Liberation Serif" fo:language="sk" fo:country="SK"/>
    </style:style>
    <style:style style:name="P7" style:family="paragraph" style:parent-style-name="Standard">
      <style:paragraph-properties fo:line-height="100%"/>
      <style:text-properties style:font-name="Liberation Serif" fo:language="sk" fo:country="SK" fo:font-weight="bold" style:font-weight-asian="bold" style:font-weight-complex="bold"/>
    </style:style>
    <style:style style:name="P8" style:family="paragraph" style:parent-style-name="Standard">
      <style:paragraph-properties fo:line-height="100%"/>
      <style:text-properties style:font-name="Times New Roman" fo:language="sk" fo:country="SK"/>
    </style:style>
    <style:style style:name="P9" style:family="paragraph" style:parent-style-name="Standard">
      <style:paragraph-properties fo:line-height="100%"/>
      <style:text-properties style:font-name="Times New Roman" fo:language="sk" fo:country="SK" fo:font-weight="bold" style:font-weight-asian="bold" style:font-weight-complex="bold"/>
    </style:style>
    <style:style style:name="P10" style:family="paragraph" style:parent-style-name="Standard">
      <style:paragraph-properties fo:line-height="100%"/>
      <style:text-properties style:font-name="Times New Roman" fo:font-weight="bold" style:font-weight-asian="bold" style:font-weight-complex="bold"/>
    </style:style>
    <style:style style:name="P11" style:family="paragraph" style:parent-style-name="Standard">
      <style:paragraph-properties fo:line-height="100%"/>
      <style:text-properties style:font-name="Times New Roman"/>
    </style:style>
    <style:style style:name="P12" style:family="paragraph" style:parent-style-name="Standard">
      <style:paragraph-properties fo:line-height="100%"/>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line-height="100%"/>
      <style:text-properties fo:font-weight="bold" style:font-weight-asian="bold" style:font-weight-complex="bold"/>
    </style:style>
    <style:style style:name="P15"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Text_20_body">
      <style:paragraph-properties style:line-height-at-least="0.176cm"/>
    </style:style>
    <style:style style:name="P18" style:family="paragraph" style:parent-style-name="Text_20_body">
      <style:paragraph-properties style:line-height-at-least="0.176cm"/>
      <style:text-properties style:font-name="Liberation Serif1"/>
    </style:style>
    <style:style style:name="P19" style:family="paragraph" style:parent-style-name="Text_20_body">
      <style:paragraph-properties style:line-height-at-least="0.176cm"/>
      <style:text-properties fo:font-weight="normal" style:font-weight-asian="normal" style:font-weight-complex="normal"/>
    </style:style>
    <style:style style:name="P20" style:family="paragraph" style:parent-style-name="Heading_20_1">
      <style:paragraph-properties fo:line-height="100%"/>
    </style:style>
    <style:style style:name="P21" style:family="paragraph" style:parent-style-name="Heading_20_1">
      <style:paragraph-properties fo:break-before="page"/>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iberation Serif" fo:language="sk" fo:country="SK"/>
    </style:style>
    <style:style style:name="T7" style:family="text">
      <style:text-properties fo:background-color="#ff0000"/>
    </style:style>
    <style:style style:name="T8" style:family="text">
      <style:text-properties style:font-name="Liberation Serif2" fo:language="sk" fo:country="SK"/>
    </style:style>
    <style:style style:name="T9" style:family="text">
      <style:text-properties fo:language="sk" fo:country="SK"/>
    </style:style>
    <style:style style:name="T10" style:family="text">
      <style:text-properties style:font-name="Liberation Serif1"/>
    </style:style>
    <style:style style:name="T11" style:family="text">
      <style:text-properties style:font-name="Liberation Serif1" fo:font-style="italic" style:font-style-asian="italic" style:font-style-complex="italic"/>
    </style:style>
    <style:style style:name="T12" style:family="text">
      <style:text-properties style:font-name="Liberation Serif1" fo:background-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Úvod</text:p>
      <text:p text:style-name="P11"/>
      <text:p text:style-name="P11">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11"/>
      <text:p text:style-name="P11">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le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11"/>
      <text:p text:style-name="P11">Pri modernom vývoji nie je preto rozumné postupovať bez metodík. Napriek tomu sa naskytuje priestor pre hľadanie nových ciest na ich vylepšenie a zefektívnenie tým vývoja. Namiesto využívania rozsiahlych používaných a overených metodík sa treba zamerať na ich esenciálne časti. Na základe týchto častí sa vybuduje ľahko zvládnuteľná a flexibilná metóda. </text:p>
      <text:p text:style-name="P11"/>
      <text:p text:style-name="P11">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11"/>
      <text:p text:style-name="P11">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11"/>
      <text:p text:style-name="P10">\section{Štruktúra práce}</text:p>
      <text:p text:style-name="P11"/>
      <text:p text:style-name="P11">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11"/>
      <text:p text:style-name="P11">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11"/>
      <text:p text:style-name="P11">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11"/>
      <text:p text:style-name="P11">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text:span text:style-name="T9">Vo vzniknutej sade diagramov sú identifikované automatizovatelné procesy. Následne sú určené komponenty modelované pomocou prípadov užitia a diagramu tried.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Modelovacie nastroje</text:p>
      <text:p text:style-name="P6"/>
      <text:p text:style-name="P10"><text:soft-page-break/>\section{Business Process Modeling Notation}</text:p>
      <text:p text:style-name="P10">\label{sec:bpmn}</text:p>
      <text:p text:style-name="P10"/>
      <text:p text:style-name="P11">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1"/>
      <text:p text:style-name="P11">BPMN definuje Business Process Diagram (BPD), ktorý graficky znázorňuje postupnosti firemných procesov. Objekty zachytené v grafe reprezentujú aktivity a orientované hrany naznačujú poradie ich vykonania. </text:p>
      <text:p text:style-name="P11"/>
      <text:p text:style-name="P10">\subsection{Rozdelenie objektov v BPMN}</text:p>
      <text:p text:style-name="P1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11">Základné kategórie elementov sú:</text:p>
      <text:p text:style-name="P11">\begin{itemize}</text:p>
      <text:p text:style-name="P11"><text:s/>\item Tokové objekty (Flow Objects) </text:p>
      <text:p text:style-name="P11"><text:s/>\item Spojovacie objekty (Connecting Objects)</text:p>
      <text:p text:style-name="P11"><text:s/>\item Plavecké dráhy (Swimlanes)</text:p>
      <text:p text:style-name="P11"><text:s/>\item Artefakty (Artifacts)</text:p>
      <text:p text:style-name="P11">\end{itemize}</text:p>
      <text:p text:style-name="P11"/>
      <text:p text:style-name="P10">\subsection{Tokové objekty}</text:p>
      <text:p text:style-name="P11">Tokové objekty sú základné objekty BPD, udávajú správanie firemného procesu. Umožňujú modelovanie akcii vykonávaných počas procesu, udalostí ovplyvňujúcich tok činností a rozhodnutí smerujúcich proces. Definované sú tri Flow Objects zachytené na obrázku \ref{fig:TO}. \\</text:p>
      <text:p text:style-name="P11"/>
      <text:p text:style-name="P10">\subsection*{Udalosť}</text:p>
      <text:p text:style-name="P11">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11"/>
      <text:p text:style-name="P11">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ďalšie podľa uvedeného zoznamu. <text:s text:c="2"/></text:p>
      <text:p text:style-name="P11"/>
      <text:p text:style-name="P11">\begin{figure}[ht]</text:p>
      <text:p text:style-name="P11"><text:s/>\centering</text:p>
      <text:p text:style-name="P11"><text:soft-page-break/><text:s/>\includegraphics{pic/eventtypes.png}</text:p>
      <text:p text:style-name="P11"><text:s/>\caption{Zoznam podtypov udalostí.}</text:p>
      <text:p text:style-name="P11"><text:s/>\label{fig:evtyp}</text:p>
      <text:p text:style-name="P11">\end{figure}</text:p>
      <text:p text:style-name="P11"/>
      <text:p text:style-name="P10">\subsection*{Aktivita}</text:p>
      <text:p text:style-name="P11">Aktivita <text:span text:style-name="T5">(Activity)</text:span> je spoločný pojem pre činnosť, ktorá prebieha vo firme. Aktivita môže byť atomická alebo sa skladať z viacerých úloh. Typmi aktivít sú: proces (Process), podproces (Sub-Process), úloha (Task). Podproces a úloha sa značia štvorcom so zaoblenými rohmi, pričom podproces je odlíšený malým plusovým znamienkom v spodnej časti. Proces je obsiahnutý vo vnútri poolu.</text:p>
      <text:p text:style-name="P11"/>
      <text:p text:style-name="P10">\subsection*{Brána}</text:p>
      <text:p text:style-name="P11">Bránou <text:span text:style-name="T5">(Gateway)</text:span> sa zabezpečuje rozdelenie a zlúčenie sekvenčného toku. Reprezentuje ho diamant, v ktorého strede sú zobrazené spresňujúce symboly. Tie špecifikujú, o aký typ vetvenia ide. Na výber máme rozhodovacie a paralelné delenie založené na vstupných dátach alebo na vyskytnutej sa udalosti. K týmto deleniam sú definované zodpovedajúce zlučovania. </text:p>
      <text:p text:style-name="P11"/>
      <text:p text:style-name="P10">\subsection{Spojovacie objekty}</text:p>
      <text:p text:style-name="P11">Tokové objekty sa spájajú a vytvárajú základnú kostru firemného procesu. Spojovacie objekty <text:span text:style-name="T5">(Connecting Objects)</text:span> zabezpečujú toto prepojenie a taktiež umožňujú pripájanie artefaktov.</text:p>
      <text:p text:style-name="P11"/>
      <text:p text:style-name="P10">\subsection*{Sekvenčný tok}</text:p>
      <text:p text:style-name="P11">Sekvenčný tok <text:span text:style-name="T5">(Sequence Flow)</text:span> reprezentuje neprerušovaná čiara s vyplnenou šípkou. Vyznačuje poradie, v akom sú aktivity v procese vykonávané.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11"/>
      <text:p text:style-name="P10">\subsection*{Tok správ}</text:p>
      <text:p text:style-name="P11">Tok správ<text:span text:style-name="T5"> (Message Flow)</text:span> reprezentuje prerušovaná čiara s prázdnou šípkou. Používa sa na znázornenie interakcie medzi dvomi separátnymi účastníkmi procesu, ktorí sú schopní prijímať a odosielať správy. Každej vymedzenej entite podieľajúcej sa na interakcii je pridelený pool, pričom tok správ môže smerovať len medzi poolmi. </text:p>
      <text:p text:style-name="P11"/>
      <text:p text:style-name="P10">\subsection*{Asociácia}</text:p>
      <text:p text:style-name="P11">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11"/>
      <text:p text:style-name="P10">\subsection{Plavecké dráhy}</text:p>
      <text:p text:style-name="P11">Plavecké dráhy <text:span text:style-name="T5">(Swimlanes)</text:span> sa používajú ako prostriedok na organizáciu aktivít. Opticky sa pomocou nich oddeľujú zodpovednosti roly alebo usporiadanie činnosti v procese.</text:p>
      <text:p text:style-name="P11"/>
      <text:p text:style-name="P10">\subsection*{Pool}</text:p>
      <text:p text:style-name="P11">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text:soft-page-break/>poolmi je určený mechanizmus toku správ. Správy nesmú byť použité v rámci jedného poolu. [Obr. \ref{fig:polex}]</text:p>
      <text:p text:style-name="P11"/>
      <text:p text:style-name="P11">\begin{figure}[ht]</text:p>
      <text:p text:style-name="P11"><text:s/>\centering</text:p>
      <text:p text:style-name="P11"><text:s/>\includegraphics[width=\linewidth]{pic/poolex.png}</text:p>
      <text:p text:style-name="P11"><text:s/>\caption{Príklad využitia poolu.}</text:p>
      <text:p text:style-name="P11"><text:s/>\label{fig:polex}</text:p>
      <text:p text:style-name="P11">\end{figure}</text:p>
      <text:p text:style-name="P11"/>
      <text:p text:style-name="P10">\subsection*{Dráha}</text:p>
      <text:p text:style-name="P11">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1"/>
      <text:p text:style-name="P11">\begin{figure}[ht]</text:p>
      <text:p text:style-name="P11"><text:s/>\centering</text:p>
      <text:p text:style-name="P11"><text:s/>\includegraphics[width=\linewidth]{pic/laneex.png}</text:p>
      <text:p text:style-name="P11"><text:s/>\caption{Príklad využitia dráhy.}</text:p>
      <text:p text:style-name="P11"><text:s/>\label{fig:lanex}</text:p>
      <text:p text:style-name="P11">\end{figure}</text:p>
      <text:p text:style-name="P11"/>
      <text:p text:style-name="P10">\subsection{Artefakty}</text:p>
      <text:p text:style-name="P11">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11"/>
      <text:p text:style-name="P10">\subsection*{Dátový objekt}</text:p>
      <text:p text:style-name="P11">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11"/>
      <text:p text:style-name="P10">\subsection*{ Skupina}</text:p>
      <text:p text:style-name="P11">Skupina<text:span text:style-name="T5"> (Group)</text:span> je znázorňovaná prerušovaným obdĺžnikom a používa sa na dokumentačné a analytické účely. Firemný analytik ju môže využitý na sprehľadnenie diagramov vytvorením skupin <text:s/>zlučujúcich súvisiace procesy. <text:s/>Vytvorené skupiny nejak neovplyvňujú tok procesu.</text:p>
      <text:p text:style-name="P11"/>
      <text:p text:style-name="P10">\subsection*{Poznámka}</text:p>
      <text:p text:style-name="P11">Anotácia <text:span text:style-name="T5">(Annotation)</text:span> slúži na zachytenie dodatočnej textovej informácie pre čitateľa diagramu. Zvyšuje pochopiteľnosť modelov a podáva vysvetľujúcu textovú informáciu o elementoch vyskytujúcich sa v diagrame. Anotácia je k objektu pripojená pomocou asociácie. </text:p>
      <text:p text:style-name="P11"/>
      <text:p text:style-name="P10">\subsection{Využitie BPMN}</text:p>
      <text:p text:style-name="P11">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11">\begin{description}</text:p>
      <text:p text:style-name="P11"><text:s/>\item[Kooperatívne medzifiremné procesy] Kooperatívny typ diagramu zachytáva medzifiremné <text:soft-page-break/>procesy. Jeho hlavným cieľom je znázornenie vzťahov medzi dvomi a viacerými procesmi. Dôraz je kladený na modelovanie vzájomnej komunikácie. Obrázok \ref{fig:polex} je príkladom kooperatívneho medzifiremného procesu. </text:p>
      <text:p text:style-name="P11"><text:s/>\item[Interné firemné procesy] Interné procesy firmy sú zachytené v hierarchii diagramov. 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11">\end{description}</text:p>
      <text:p text:style-name="P11"/>
      <text:p text:style-name="P11">\begin{figure}[hb]</text:p>
      <text:p text:style-name="P11"><text:s/>\centering</text:p>
      <text:p text:style-name="P11"><text:s/>\includegraphics[width=\linewidth]{pic/subproc.png}</text:p>
      <text:p text:style-name="P11"><text:s/>\caption{Interný proces vysokej úrovne.}</text:p>
      <text:p text:style-name="P11"><text:s/>\label{fig:subproc}</text:p>
      <text:p text:style-name="P11">\end{figure}</text:p>
      <text:p text:style-name="P11"/>
      <text:p text:style-name="P10">\section{Unified Modeling Language}</text:p>
      <text:p text:style-name="P11">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11"/>
      <text:p text:style-name="P10">\subsection{Diagram prípadov použitia}</text:p>
      <text:p text:style-name="P12"><text:span text:style-name="T1">Diagram prípadov </text:span><text:span text:style-name="T2">použitia</text:span><text:span text:style-name="T1"> (Use Case Diagram) slúži na zachytenie základných funkčných požiadaviek, ktoré má systém spĺňať. Poskytuje vonkajší pohľad na systém z perspektívy osôb pracujúcich so systémom, čím vymedzuje hranice systému. Diagram sa skladá z troch základných častí:</text:span></text:p>
      <text:p text:style-name="P11">\begin{description}</text:p>
      <text:p text:style-name="P11"><text:s/>\item[Hranice systému] Vymedzujú modelovanú oblasť.</text:p>
      <text:p text:style-name="P11"><text:s/>\item[Aktér] Predstavuje entitu (rola, systém, čas) mimo systému, ktorá so systémom spolupracuje. </text:p>
      <text:p text:style-name="P11"><text:s/>\item[Prípad použitia] Zachytáva ucelenú funkčnú jednotku systému.</text:p>
      <text:p text:style-name="P11">\end{description}</text:p>
      <text:p text:style-name="P11"/>
      <text:p text:style-name="P11">Pomocou týchto častí modelujeme interakciu okolitého sveta s budovaným systémom. Diagram nesmie obsahovať interakciu medzi aktérmi, ani medzi prípadmi použitia. Môže však obsahovať väzbu \textit{používa (include)} naznačujúcu, že jeden prípad použitia vyžaduje pre svoju funkčnosť iný prípad, bez ktorého je nekompletný. Druhou možnosťou je väzba \textit{rozširuje (extend)} ponúkajúca rozšírenie funkcionality hlavného prípadu. Rozširovaný proces by mal byť úplný sám o sebe. Súčasťou diagramu je aj detailná dokumentácia jednotlivých prípadov použitia. Na obrázku \ref{fig:UCex} je jednoduchý príklad diagramu.</text:p>
      <text:p text:style-name="P11"/>
      <text:p text:style-name="P11">\begin{figure}[hb]</text:p>
      <text:p text:style-name="P11"><text:s/>\centering</text:p>
      <text:p text:style-name="P11"><text:s/>\includegraphics{pic/usecaseex.png}</text:p>
      <text:p text:style-name="P11"><text:s/>\caption{Príklad na diagram prípadu použitia.}</text:p>
      <text:p text:style-name="P11"><text:s/>\label{fig:UCex}</text:p>
      <text:p text:style-name="P11">\end{figure}</text:p>
      <text:p text:style-name="P11"/>
      <text:p text:style-name="P10">\subsection{Diagram tried}</text:p>
      <text:p text:style-name="P11">Diagram tried graficky zachytáva statickú štruktúru systému. Jeho stavebnými prvkami sú triedy a <text:soft-page-break/>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11"/>
      <text:p text:style-name="P11">\begin{figure}[hb]</text:p>
      <text:p text:style-name="P11"><text:s/>\centering</text:p>
      <text:p text:style-name="P11"><text:s/>\includegraphics{pic/classex.png}</text:p>
      <text:p text:style-name="P11"><text:s/>\caption{Príklad na diagram tried.}</text:p>
      <text:p text:style-name="P11"><text:s/>\label{fig:classex}</text:p>
      <text:p text:style-name="P11">\end{figure}</text:p>
      <text:p text:style-name="P11"><text:tab/></text:p>
      <text:p text:style-name="P9">%\subsection{Sekvenčný diagra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Modelovacie techniky</text:p>
      <text:p text:style-name="P11"/>
      <text:p text:style-name="P11">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11"/>
      <text:p text:style-name="P11">Pri využití objektovo orientovanej analýzy sa v najväčšej miere používajú dva modely: vodopád a iteratívny / inkrementálny vývoj. Črty týchto modelov nájdeme vo všetkých moderných modelovacích metodikách. </text:p>
      <text:p text:style-name="P11"/>
      <text:p text:style-name="P10">\section{Vodopád}</text:p>
      <text:p text:style-name="P11">\label{sec:vod}</text:p>
      <text:p text:style-name="P11">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11"/>
      <text:p text:style-name="P11">\begin{itemize}</text:p>
      <text:p text:style-name="P11">\item Definovanie problému</text:p>
      <text:p text:style-name="P11">\item Analýzu a špecifikáciu požiadaviek</text:p>
      <text:p text:style-name="P11">\item Návrh</text:p>
      <text:p text:style-name="P11">\item Implementovanie </text:p>
      <text:p text:style-name="P11">\item Testovanie a integrovanie</text:p>
      <text:p text:style-name="P11">\item Údržbu </text:p>
      <text:p text:style-name="P11">\end{itemize}</text:p>
      <text:p text:style-name="P11"/>
      <text:p text:style-name="P11">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11"/>
      <text:p text:style-name="P11">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11"/>
      <text:p text:style-name="P11">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11"/>
      <text:p text:style-name="P11">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11"/>
      <text:p text:style-name="P10">\section{Iteratívny a inkrementálny vývoj}</text:p>
      <text:p text:style-name="P11">\label{sec:InIt}</text:p>
      <text:p text:style-name="P12"><text:span text:style-name="T1">Iteratívny a inkrementálny sú dva rôzne modely na vývoj softvéru. Veľmi dobre spolu fungujú a </text:span><text:soft-page-break/><text:span text:style-name="T1">preto sa aj často súčasne používajú. V určitých literatúrach sú dokonca dokonca považované za jeden model. Obidva prístupy <text:s/>majú však svoje špecifiká. Hlavnou snahou týchto modelov je zníženie rizika zlyhania projektu. Celý projekt je 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11"/>
      <text:p text:style-name="P11">Pri využití týchto modelov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11"/>
      <text:p text:style-name="P10">\subsection*{Odlišnosti modelov}</text:p>
      <text:p text:style-name="P11">Pomocou inkrementálneho vývoja je systém tvorený z nezávislých funkčných častí, ktoré sú osobitne vytvárané za pomoci vodopádu alebo iteratívneho vývoja. Celkový systém dostávame spojením jednotlivých častí do jedného celku. Inkrementálny vývoj je založený na filozofii pridávania k existujúcim častiam systému.</text:p>
      <text:p text:style-name="P11"/>
      <text:p text:style-name="P12"><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11"/>
      <text:p text:style-name="P10">\section{Agilné metódy vývoja}</text:p>
      <text:p text:style-name="P11">\label{sec:agil}</text:p>
      <text:p text:style-name="P11"/>
      <text:p text:style-name="P11">Súčasný svet sa veľmi rýchlo mení. Pri vývoji softvéru sa preto kladie veľký doraz na rýchlosť a flexibilitu. Aplikácie sa počas vývoja musia prispôsobovať meniacim sa podmienkam a byť čo najskôr k dispozícii zákazníkovi.</text:p>
      <text:p text:style-name="P11"/>
      <text:p text:style-name="P11">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11"/>
      <text:p text:style-name="P11">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11"/>
      <text:p text:style-name="P11">\begin{figure}[ht]</text:p>
      <text:p text:style-name="P11"><text:s/>\centering</text:p>
      <text:p text:style-name="P11"><text:s/>\includegraphics[width=400px]{pic/agilvsklasik.png}</text:p>
      <text:p text:style-name="P11"><text:s/>\caption{Porovnanie klasického a agilného prístupu.}</text:p>
      <text:p text:style-name="P11"><text:s/>\label{fig:agilvsklas}</text:p>
      <text:p text:style-name="P11">\end{figure}</text:p>
      <text:p text:style-name="P11"/>
      <text:p text:style-name="P10"><text:soft-page-break/>\subsection{Manifest agilného programovania}</text:p>
      <text:p text:style-name="P11">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11">\begin{itemize}</text:p>
      <text:p text:style-name="P11"><text:s/>\item Osoby a interakcia majú prednosť pred procesmi a nástrojmi</text:p>
      <text:p text:style-name="P11"><text:s/>\item Fungujúci softvér má prednosť pred obsiahlou dokumentáciou</text:p>
      <text:p text:style-name="P11"><text:s/>\item Spolupráca so zákazníkom je uprednostnená pred vyjednávaním o zmluvách</text:p>
      <text:p text:style-name="P11"><text:s/>\item Reagovanie na zmenu má prednosť pred nasledovaním plánu\\</text:p>
      <text:p text:style-name="P11">\end{itemize}</text:p>
      <text:p text:style-name="P11">\textbf{Osoby a interakcia majú prednosť pred procesmi a nástrojmi}</text:p>
      <text:p text:style-name="P11"/>
      <text:p text:style-name="P11">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produkovanie kódu. Programovanie často prebieha v skupinkách, ktorých členovia sa striedajú pri kódovaní daného úseku programu. </text:p>
      <text:p text:style-name="P11"/>
      <text:p text:style-name="P11">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11">\textbf{Fungujúci softvér má prednosť pred obsiahlou dokumentáciou}</text:p>
      <text:p text:style-name="P11"/>
      <text:p text:style-name="P11">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11"/>
      <text:p text:style-name="P12"><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11"><text:s/></text:p>
      <text:p text:style-name="P11">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11">\textbf{Spolupráca so zákazníkom je uprednostnená pred vyjednávaním o zmluvách}</text:p>
      <text:p text:style-name="P11"/>
      <text:p text:style-name="P11">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11"><text:soft-page-break/></text:p>
      <text:p text:style-name="P12"><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11"/>
      <text:p text:style-name="P11">Vniká tu potreba pre nový obchodný vzťah, ktorý je založený na úzkej spolupráci zákazníka s dodávateľom. Zákazník má veľkú moc v ovplyvňovaní celého vývoja a nesie aj veľkú časť zodpovednosti za úspech projektu.\\\\</text:p>
      <text:p text:style-name="P11">\textbf{Reagovanie na zmenu má prednosť pred nasledovaním plánu}</text:p>
      <text:p text:style-name="P11"/>
      <text:p text:style-name="P11">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11"/>
      <text:p text:style-name="P11">Agilné metódy volia iný prístup. Zmenám sa nedá vyhnúť, a preto sa proti ni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11"/>
      <text:p text:style-name="P10">\section{Business Driven Development}</text:p>
      <text:p text:style-name="P11">\label{sec:bdd}</text:p>
      <text:p text:style-name="P11"/>
      <text:p text:style-name="P11">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11"/>
      <text:p text:style-name="P11">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11"/>
      <text:p text:style-name="P11">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11"/>
      <text:p text:style-name="P11">Ako hlavný prvok premostenia firemných potrieb a IT je vhodné využiť modely firemných procesov (Business proces models BPMs). Je preto dôležité, aby IT odborníci boli schopní tieto diagramy čítať a pochopiť.</text:p>
      <text:p text:style-name="P11"/>
      <text:p text:style-name="P11">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11"/>
      <text:p text:style-name="P10"><text:soft-page-break/>\subsection{BDD model činností}</text:p>
      <text:p text:style-name="P11">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11"/>
      <text:p text:style-name="P11">SOA poskytuje rámec (framework) -- spolu s princípmi a smernicami -- na vytváranie znovu použiteľných, zlučiteľných a nastaviteľných služieb platformovo nezávislých (services).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11"/>
      <text:p text:style-name="P11">Nasledujúci obrázok \ref{fig:BDDmod} znázorňuje vysokoúrovňový náhľad na typickú postupnosť činností v BDD metodike.</text:p>
      <text:p text:style-name="P11"/>
      <text:p text:style-name="P11">\begin{figure}[ht]</text:p>
      <text:p text:style-name="P11"><text:s/>\centering</text:p>
      <text:p text:style-name="P11"><text:s/>\includegraphics[width=300px]{pic/BDDmodel.png}</text:p>
      <text:p text:style-name="P11"><text:s/>% BDDmodel.png: 1214x622 pixel, 72dpi, 42.83x21.94 cm, bb=0 0 1214 622</text:p>
      <text:p text:style-name="P11"><text:s/>\caption{BDD model činností.}</text:p>
      <text:p text:style-name="P11"><text:s/>\label{fig:BDDmod}</text:p>
      <text:p text:style-name="P11">\end{figure}</text:p>
      <text:p text:style-name="P11"/>
      <text:p text:style-name="P11">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11"/>
      <text:p text:style-name="P11">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11"/>
      <text:p text:style-name="P11">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11"/>
      <text:p text:style-name="P11">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11"/>
      <text:p text:style-name="P11">V nasledujúcej časti bude pozornosť podrobnejšie venovaná vývojovému životnému cyklu.</text:p>
      <text:p text:style-name="P11"/>
      <text:p text:style-name="P10"><text:soft-page-break/>\subsection{Analýza firemných požiadaviek}</text:p>
      <text:p text:style-name="P11"/>
      <text:p text:style-name="P12"><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11"/>
      <text:p text:style-name="P11">\begin{itemize}</text:p>
      <text:p text:style-name="P11">\item Firemnú víziu.</text:p>
      <text:p text:style-name="P11">\item Firemné ciele (krátkodobé a dlhodobé), ktorými uskutočňujú víziu spoločnosti.</text:p>
      <text:p text:style-name="P11">\item Firemné požiadavky vysokej úrovne, ktoré napomáhajú dosiahnuť ciele.</text:p>
      <text:p text:style-name="P11">\item Problémy s existujúcimi firemnými procesmi.</text:p>
      <text:p text:style-name="P11">\end{itemize}</text:p>
      <text:p text:style-name="P11"/>
      <text:p text:style-name="P11">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11"/>
      <text:p text:style-name="P10">\subsection{Modelovanie firemných procesov}</text:p>
      <text:p text:style-name="P11"/>
      <text:p text:style-name="P11">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11"/>
      <text:p text:style-name="P11">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11"/>
      <text:p text:style-name="P11">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11"/>
      <text:p text:style-name="P11">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11"/>
      <text:p text:style-name="P11">Navrhnuté modely sa dajú testovať, prípadne sú do nich zavedené monitorovacie parametre, aby bolo uľahčené meranie výkonu a funkčnosti procesov. Vykonávame nimi simulácie, prostredníctvom ktorých získavame informácie na vylepšenie modelov.</text:p>
      <text:p text:style-name="P11"/>
      <text:p text:style-name="P11">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11"/>
      <text:p text:style-name="P10">\subsection{Modelovanie prípadov použitia}</text:p>
      <text:p text:style-name="P11">Pri modelovaní prípadov použitia je potrebné využiť firemné procesy, pomocou ktorých vytvárame <text:soft-page-break/>jednotlivé prípady použitia. Roly z firemných procesov sú prevedené na aktérov a prípady použitia sa dajú získať prevedením jednotlivých firemných procesov, prípadne podprocesov. Vlastný prevod modelov poskytuje značnú mieru flexibility.</text:p>
      <text:p text:style-name="P11"/>
      <text:p text:style-name="P11">Na prevod nie je jasne definovaný formálny postup, ale je možné naznačiť použiteľný mechanizmus prevádzania BPMs na modely prípadov použitia.</text:p>
      <text:p text:style-name="P11"/>
      <text:p text:style-name="P11">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11"/>
      <text:p text:style-name="P11">Podobne aj mapovanie celého firemného procesu na prípad použitia by bolo značne zložité a neprehľadné. Vyskytovalo by sa tu veľké množstvo rol a vznikal by veľký počet alternatívnych ciest.\\</text:p>
      <text:p text:style-name="P11"/>
      <text:p text:style-name="P11">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11"/>
      <text:p text:style-name="P11">Hneď, ako sme schopní identifikovať prípad použitia, je nutné popísať jeho hlavné kroky cez aktivity, ktoré v ňom prebiehajú. Takýmto spôsobom získavame popis prípadu použitia pomocou postupnosti krokov.\\</text:p>
      <text:p text:style-name="P11"/>
      <text:p text:style-name="P11">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11"/>
      <text:p text:style-name="P11">Ak sa nám úspešne podarí vykonať všetky tieto prevody, zvyšujeme tým pravdepodobnosť úspechu IT projektu.</text:p>
      <text:p text:style-name="P11"/>
      <text:p text:style-name="P10">\subsection{Modelovanie služieb -- SOA}</text:p>
      <text:p text:style-name="P11">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11"/>
      <text:p text:style-name="P11">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11"><text:soft-page-break/><text:s/></text:p>
      <text:p text:style-name="P11">\begin{itemize}</text:p>
      <text:p text:style-name="P11">\item Určenie primárnych procesných slabostí a úzkych miest</text:p>
      <text:p text:style-name="P11">\item Problematické body vytknuté zákazníkom </text:p>
      <text:p text:style-name="P11">\item Procesy, ktoré musia byť škálovateľné s nárastom objemu transakcií </text:p>
      <text:p text:style-name="P11">\end{itemize}</text:p>
      <text:p text:style-name="P11"/>
      <text:p text:style-name="P11">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11"/>
      <text:p text:style-name="P11">Každý firemný proces, ako aj prípady použitia, ktoré boli identifikované v predchádzajúcich fázach 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11"/>
      <text:p text:style-name="P11">\begin{figure}</text:p>
      <text:p text:style-name="P11"><text:s/>\centering</text:p>
      <text:p text:style-name="P11"><text:s/>\includegraphics{pic/BDDmodel.png}</text:p>
      <text:p text:style-name="P11"><text:s/>\caption{Úrovne servisne orientovanej architektúry}</text:p>
      <text:p text:style-name="P11"><text:s/>\label{fig:SOAL}</text:p>
      <text:p text:style-name="P11">\end{figure}</text:p>
      <text:p text:style-name="P11"/>
      <text:p text:style-name="P11">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11"/>
      <text:p text:style-name="P11">Po zostavení listiny kandidátov na služby sa snažíme dopracovať ku konečnej podobe portfólia služieb a vypracovať model služieb pre firmu. Základné činnosti, ktoré musia byť vykonané na dosiahnutie modelu služieb, sú:</text:p>
      <text:p text:style-name="P11"/>
      <text:p text:style-name="P11">\begin{itemize}</text:p>
      <text:p text:style-name="P11">\item Analýza zhora dolu cez procesné modely. </text:p>
      <text:p text:style-name="P11">\item Analýza už existujúceho systému a aplikácií. </text:p>
      <text:p text:style-name="P11">\item Vytvorenie prvotného modelu služieb pre kandidátske služby.</text:p>
      <text:p text:style-name="P11">\item Jasné stanovenie popisov vlastností a kvality služieb. </text:p>
      <text:p text:style-name="P11">\item Zviazanie každej služby s firemným cieľom a zabezpečenie, aby sa služba podieľala aspoň na jednom firemnom procese. </text:p>
      <text:p text:style-name="P11">\end{itemize}</text:p>
      <text:p text:style-name="P11"/>
      <text:p text:style-name="P10">\subsection{Systémový návrh a vývoj}</text:p>
      <text:p text:style-name="P11">Počas vývojovej fázy tím pracuje s počiatočným prípadom použitia a modelom služieb. Vnára sa do modelu a špecifikuje funkcionalitu pre každý prípad použitia. \\\\</text:p>
      <text:p text:style-name="P11">\textbf{Systémový návrh}</text:p>
      <text:p text:style-name="P11"><text:soft-page-break/></text:p>
      <text:p text:style-name="P12"><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11"/>
      <text:p text:style-name="P11">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11"/>
      <text:p text:style-name="P11">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11"/>
      <text:p text:style-name="P11">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11">\textbf{Systémový vývoj} </text:p>
      <text:p text:style-name="P11"/>
      <text:p text:style-name="P11">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11"/>
      <text:p text:style-name="P11">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11"/>
      <text:p text:style-name="P11">Paralelne s vývojom je budovaná aj infraštruktúra pre budúci systém. Využíva sa pri tom operačný model systému. Súčasne musí byť po dokončení vývoja pripravený aj hardvér, aby mohlo nastať nasadenie systému.</text:p>
      <text:p text:style-name="P11"/>
      <text:p text:style-name="P14">\subsection{Nasadenie, monitorovanie a analýza zozbieraných dát}</text:p>
      <text:p text:style-name="P12"/>
      <text:p text:style-name="P12"><text:soft-page-break/>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12"/>
      <text:p text:style-name="P12">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12"/>
      <text:p text:style-name="P12">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dosiahnutými výsledkami.</text:p>
      <text:p text:style-name="P12"/>
      <text:p text:style-name="P12">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12"/>
      <text:p text:style-name="P14">\subsection{Definované role}</text:p>
      <text:p text:style-name="P12"/>
      <text:p text:style-name="P12">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12"/>
      <text:p text:style-name="P12">\begin{figure}</text:p>
      <text:p text:style-name="P12"><text:s/>\centering</text:p>
      <text:p text:style-name="P12"><text:s/>\includegraphics{pic/BDDmodel.png}</text:p>
      <text:p text:style-name="P12"><text:s/>\caption{Hlavné roly využívané v BDD.}</text:p>
      <text:p text:style-name="P12"><text:s/>\label{fig:roles}</text:p>
      <text:p text:style-name="P12">\end{figure}</text:p>
      <text:p text:style-name="P12"/>
      <text:p text:style-name="P12">Popis jednotlivých kľúčových rol:</text:p>
      <text:p text:style-name="P12">\begin{description}</text:p>
      <text:p text:style-name="P12">\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12">\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12"><text:soft-page-break/>\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12">\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12">\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12">\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7">\end{description}</text:p>
      <text:h text:style-name="P21" text:outline-level="1">metoda</text:h>
      <text:p text:style-name="Standard"/>
      <text:p text:style-name="Standard">Cieľom tejto kapitoly jej navrhnúť metodiku pre vývoj malých softvérových projektov. Bude pomenovaná ako Minimalistický procesne zameraný vývoj (Minimal Proces Driven Development MPDD). Pri návrhu sa využijú zozbierané znalosti o moderných prístupoch navrhovania systémov. MPDD bude zameraná na maximálnu efektivitu. Vývoj postupujúci podľa navrhnutej metodiky musí zvládnuť tým minimálnej veľkosti. MPDD bude založená na osvedčených a už dlhé roky používaných metodikách tvoriacich jej základ, a bude vychádzať z ich pozitívnych vlastností. </text:p>
      <text:p text:style-name="P2"/>
      <text:p text:style-name="P2">Hlavným prínosom navrhovanej metódy je minimalizovanie prostriedkov a úsilia, ktoré priamo nevedie k tvorbe systému. Metodik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PDD, ktorá by sa prejavila zlyhaním projektu.</text:p>
      <text:p text:style-name="P2"/>
      <text:p text:style-name="P2">\section{Charakteristika metódy}</text:p>
      <text:p text:style-name="P2"/>
      <text:p text:style-name="P2">Pri modelovaní MPDD je ako prvý krok potrebné zostaviť jej charakteristiku. Popíšu sa v nej základné vlastnosti, ktoré budú metodik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ext:s/>kapitole \ref{sec:vod}. Je založený na lineárnom postupe cez fázy vývoja. Jeho prínosom je jasné definovanie činností vývoja a jeho postupností. V súčasnosti je tento postup prekonaný, lebo ťažko sa ním zvládajú zložitejšie projekty. Hlavnou nevýhodou, okrem neflexibility a zložitej opravy chýb, je dlhý časový úsek od zadania projektu po štádium, keď sa zákazník môže stretnúť s objednanou aplikáciou. Moderný návrh \cite{MODNAV}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text:soft-page-break/>Z vopred získaných znalostí je ako najvhodnejší prístup vybraný iteratívny model. Umožňuje vyvíjať aplikáciu postupne, čím znižuje riziko zlyhania projektu a taktiež umožňuje dodávať zákazníkovi priebežné verzie systému, ku ktorým sa zákazník môže vyjadriť. Vybraný model je potrebné mierne poopraviť pre potreby MPDD. Keďže bol cieľ práce špecifikovaný len na malé softvérové projekty, nie je potrebné využívať veľké množstvo iterácií.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požiadavky na vyvíjaný systém. Klasické metódy sú v súčasnej dob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MPDD pôjde o snahu využiť vlastnosti agilných metodík, aby bola zabezpečená čo najvyššia flexibilita vývoja. 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bude z efektívneho hľadiska obmedzený na tie najpotrebnejšie modely jasne stanovujúce funkcionalitu systému. Drobné implementačné detaily sa zbytočne pra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bude slúžiť na objasnenie fungovania organizácie a presné určenie prebiehajúcich procesov. Vďaka týmto procesom je možné ľahko identifikovať automatizovateľné časti. Identifikované prípady <text:soft-page-break/>použitia a namodelované procesy možno využiť ako grafické znázornenie krokov, ktoré treba pre daný prípad použitia vykonať. Touto činnosťou získame sadu diagramov zobrazujúcich firemné procesy, ktorých kroky sú namapované na prípady použitia \cite{SELPER}.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MPDD čerpá veľkú inšpiráciu z Business Driven Development-u, ktorému bola venovaná pozornosť v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MPDD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MPDD.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MPDD prináša aj nové špecifiká, ktoré sú ovplyvnené hlavne myšlienkami plynúcimi z manifestu agilného programovania \cite{AGILMAN}.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použiť dostupnejšie riešenia. Dynamickosť, ktorú ponúka orientácia na službu, bude aproximovaná pomocou iterácii. <text:s text:c="2"/></text:p>
      <text:p text:style-name="P2"/>
      <text:p text:style-name="P2">\section{Využité roly}</text:p>
      <text:p text:style-name="P2">Procesy prebiehajúce v navrhnutej metóde vyžadujú na zvládnutie znalosti z viacerých oborov <text:soft-page-break/>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Firemný analytik zabezpečuje prevedenie fázy modelovania firemných procesov a ako konzultant sa podiela na návrhu systému prípadne aj na jeho vývoji.</text:p>
      <text:p text:style-name="P2">\item[Návrhár] -- Jeho hlavnou úlohou je zachytenie dynamickej a statickej štruktúry systému vo fáze návrhu systému. Využíva na to modely vyprodukované pri analýze podniku a komunikuje o riešeniach s firemným analytikom. Vo firemných procesoch identifikuje prípady použitia, čím zväzuje tieto modely s modelmi zachytávajúcimi návrh systému. Má za úlohu navrhnúť vykonateľné technické riešenia vzhľadom na požiadavky zákazníka. Úlohou návrhára je tiež voľba vhodnej architektúry systému po dohode so zákazníkom. Do povinností návrhára spadá aj konzultantská pozícia vo fáze modelovania firemných procesov a vývoji.</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Plní hlavnú úlohu pri vývoji systému a môže byť požiadaný návrhárom o technickú radu pri vývoji.</text:p>
      <text:p text:style-name="P2">\item[Tester] – Vo fázy testovania overuje funkcionalitu a zaisťuje kvalitu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zákazníka vážne narúša úspešnosť zvládnutia projektu a kvalitu odovzdávaného produktu.</text:p>
      <text:p text:style-name="P2"/>
      <text:p text:style-name="P2">\section{Životný cyklus}</text:p>
      <text:p text:style-name="P2">Pre navrhovanú metódu je definovaný životný cyklus, ktorý je zobrazený na obrázku \ref{fig:mypic}. Zahŕňa vývoj od zozbierania požiadaviek až po nasadenie systému. Má cyklický <text:soft-page-break/>charakter, ktorý naznačuje iteratívne vylepšovanie systému pri vývoji \cite{SPIRAL}. </text:p>
      <text:p text:style-name="P2"/>
      <text:p text:style-name="P2">Proces vývoja začína modelovaním firemných procesov, ktorého účelom <text:s/>je za pomoci klienta zozbierať požiadavky na budúci systém. Spísať špecifikáciu požiadaviek a hlavne vymodelovať firemné procesy. <text:s/>Po odsúhlasení modelov zákazníkom sa rozdelí funkcionalita a je určená priorita jednotlivých iterácii, ktoré postupne prechádzajú vývojovými fázami. </text:p>
      <text:p text:style-name="P2"/>
      <text:p text:style-name="P2">Najskôr prechádzajú návrhom systému začínajúci určením technológii pre budovaný systému. Modely z predchádzajúcej činnosti sú <text:s/>spracované do návrhu budúceho systému. Identifikujú sa prípady použitia popísané pomocou krokov firemných procesov. V prípade potreby sú zriedkavo bližšie modelované sekvenčnými diagramami. Statická štruktúra budovaného systému je zachytená pomocou diagramu tried. </text:p>
      <text:p text:style-name="P2"/>
      <text:p text:style-name="P2">Vyprodukované modely slúžia ako vstup do vývojovej fáz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
      <text:p text:style-name="P2">Pri testovaní prejde systém komplexným overením funcionality. Softvér, ktorý spĺňa požiadavky na funkčnosť, výkon a kvalitu, je posunutý do ďalšej fázy životného cyklu. Naopak, pri nesplnení funkčných požiadaviek sa projekt posúva do ďalšej iterácie, v ktorej budú chyby odstránené. <text:s text:c="5"/></text:p>
      <text:p text:style-name="P2"/>
      <text:p text:style-name="P2"><text:s/>Po ukončení testovania sa použiteľná časť systému zavádza do prevádzky. Zákazník má možnosť pracovať s odovzdanou časťou systému. Po úspešnom nasadení verzie systému si môže zákazník určiť nasledujúcu funkcionalitu, ktorá bude spracovaná a pridaná do produktu.</text:p>
      <text:p text:style-name="P2"/>
      <text:p text:style-name="P2">V prípade vzniknutia neočakávaných nedostatkov produktu si môže zákazník vyžiadať úpravu vyvíjaného riešenia. <text:s/>Ak sa požiadavky nezmenenia <text:s/>pokračuje cyklus podľa vopred stanovenej priority vývoja.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text:soft-page-break/></text:p>
      <text:p text:style-name="P2">%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akceptačnými testami atď. Softvér, ktorý spĺňa požiadavky na funkčnosť, výkon a kvalitu, je posunutý do ďalšej fázy životného cyklu. Naopak, pri nesplnení funkčných požiadaviek sa projekt posúva do ďalšej iterácie, v ktorej budú chyby odstránené. <text:s text:c="5"/></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Modelovaním firemných procesov}</text:p>
      <text:p text:style-name="P2">Úvodná činnosť pri vyvíjaní softvérového projektu musí byť venovaná zbieraniu poznatkov o systéme, ktorý sa bude tvoriť.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Míľnikom ukončenia prvej činnosti na projekte je odsúhlasená špecifikácia požiadaviek.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text:soft-page-break/>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text:p>
      <text:p text:style-name="P2"/>
      <text:p text:style-name="P2">Míľnikom fázy návrhu firemných procesov je hierarchická zostava diagramov, ktorá popisuje budúci systém a plán iterácií,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text:p>
      <text:p text:style-name="P2"><text:tab/></text:p>
      <text:p text:style-name="P2">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 \cite{BDD}</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môžu byť použité návrhové vzory, čím sa zvyšuje robustnosť riešenia. </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2"/>
      <text:p text:style-name="P2"><text:soft-page-break/>\subsection{Vývoj}</text:p>
      <text:p text:style-name="P2">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p>
      <text:p text:style-name="P2"/>
      <text:p text:style-name="P2">Tímová práca napomáha rýchlejšie dospenie k riešeniu a tieto riešenia sú kvalitnejšie. Vzájomnou interakciu pracovníkov v tíme je každý z nich obohacovaný tými ostatnými o nové nápady a skúsenosti. Zvyšuje sa tým kvalifikácia zamestnancov, čo v konečnom dôsledku prispieva k efektivite vyvíjania softvéru. Míľnikom ukončenia fázy vývoja je ucelená spustiteľná časť budúceho systému.</text:p>
      <text:p text:style-name="P2"/>
      <text:p text:style-name="P2">\subsection{Testovanie}</text:p>
      <text:p text:style-name="P2">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2"/>
      <text:p text:style-name="P2">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 Produktom fázy testovania je správa o výsledkoch testov.</text:p>
      <text:p text:style-name="P2"/>
      <text:p text:style-name="P2">\subsection{Nasadenie}</text:p>
      <text:p text:style-name="P2">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
      <text:p text:style-name="P2">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h text:style-name="P20" text:outline-level="1">prakticka cast</text:h>
      <text:p text:style-name="P2"/>
      <text:p text:style-name="P19">Piata kapitola sa zaoberá predvedením metódy navrhnutej v predchádzajúcej kapitole.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19"/>
      <text:p text:style-name="P19">\section{Modelovaním firemných procesov}</text:p>
      <text:p text:style-name="P19">\label{sec:MFP}</text:p>
      <text:p text:style-name="P19">Prvou fázou životného cyklu MPDD je modelovanie firemných procesov vykonávane firemným analytikom. Tato fáza zahŕňa aj zachytenie špecifikácie požiadavkov slúžiacej ako základný bod na začatie modelovacích aktivít. Na základe zachytených informácii sú následne s využitím BPMN modelovaná firemné procesy.</text:p>
      <text:p text:style-name="P19"/>
      <text:p text:style-name="P19">\subsection{Špecifikácia požiadaviek}</text:p>
      <text:p text:style-name="P19">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obsahujúce meno a priezvisko autora, inštitúciu zastrešujúcu prispievateľa, názov vkladaného článku, kľúčové slová vyskytujúce sa v príspevku. Nesmie chýbať ani krátka anotácia a odkaz na plný text v PDF formáte prístupný len pre registrovaných užívateľov.</text:p>
      <text:p text:style-name="P19"/>
      <text:p text:style-name="P19">%Ku každému článku bude pripojená diskusia, kde budú môcť užívatelia vyjadriť svoj názor na článok a budú mať možnosť reagovať na komentáre iných užívateľov. Diskusia bude rozvrstvená podľa logickej nadväznosti komentárov.</text:p>
      <text:p text:style-name="P19"/>
      <text:p text:style-name="P19">Aplikácia bude obsahovať rad notifikácií. Pri založení nového účtu bude administrátorovi zaslaná informácia so žiadosťou o jeho potvrdenie po overení zaplatenia členského poplatku. Po každom vložení nového článku registrovaným užívateľom budú vybraní a oboznámení s týmto článkom recenzenti, ktorých úlohou bude článok recenzovať. Registrovaní užívatelia si môžu povoliť oznámenie o nových zverejnených článkoch cez e-mail. Po dovŕšení limitu na zostavenie jedného čísla časopisu bude o tom informovaná redakčná rada a administrátor. </text:p>
      <text:p text:style-name="P19"/>
      <text:p text:style-name="P19">Informácie uložené v databáze bude možné prehľadávať. Vyhľadávanie bude uskutočniteľné podľa základných informácií, okrem anotácie. Taktiež sa nebude vyhľadávať v samotnom texte článkov. Rozhranie vyhľadávania bude čo najjednoduchšie. <text:s/>Systém bude pre užívateľa poskytovať na výber <text:soft-page-break/>tri kategórie, podľa ktorých sa bude vyhľadávať. Prvou možnosťou je vyhľadávanie podľa mena, priezviska, inštitúcie a názvu. Druhý prípad vyhľadávania je podľa kľúčových slov. Poslednou možnosťou je vyhľadávanie článkov na základe príslušnosti do ročníka.</text:p>
      <text:p text:style-name="P19"/>
      <text:p text:style-name="P19">\subsection*{Konfigurácia a vzhľad systému}</text:p>
      <text:p text:style-name="P19">Redakčné prvky systému umožnia administrátorovi upravovať a dopĺňať webové rozhranie systému. Bude mať možnosť meniť logo portálu, texty na stránkach, pridávať a znefunkčňovať nové stránky. Všetky zmeny rozloženia stránok sa budú prejavovať v štruktúre menu stránky, ktoré bude najviac dvojúrovňové. Stránky budú môcť byť dopĺňané do ktorejkoľvek úrovne menu. </text:p>
      <text:p text:style-name="P19"/>
      <text:p text:style-name="P19">Webové rozhranie bude umožňovať zmenu vzhľadu pomocou dodávaných tém. Aplikácia bude vyhotovená s jednou štandardnou témou a s jednou témou pre handicapovaných jedincov. Téma sa bude pre registrovaných užívateľov ukladať do ich profilu. </text:p>
      <text:p text:style-name="P19"/>
      <text:p text:style-name="P19">Nevyhnutná konfigurácia hotovej distribúcie prebehne pri prvom spustení. Vytvorí sa tu administrátorské konto a všetky nevyhnutné nastavenia aplikácie. Celý nasledujúci chod systému bude automatický a všetky prípadné zmeny nastavenia a obsahu sa budú diať cez webové rozhranie administrátora. Webové rozhranie bude prehľadné, zamerané na rýchle dosiahnutie požadovaných informácií. Na každej stránke bude zobrazené logo a základné údaje o organizácii zriaďujúcej virtuálny časopis. Ďalej nesmie na nich chýbať menu stránok webového rozhrania a možnosti prihlásenia sa prípadne odhlásenia sa zo systému. Ak je užívateľ prihlásený je na stránkach odkaz na jeho profil.</text:p>
      <text:p text:style-name="P19"/>
      <text:p text:style-name="P19">Informácie o uložených článkoch sa budú zobrazovať do prehľadného výpisu obsahujúceho základné informácie. Záznamy sa budú zobrazovať pre aktuálny rok. Staršie ročníky budú uložené v archíve. Záznamy aktuálneho ročníka budú chronologicky usporiadané od najnovších po najstaršie. Archív bude usporiadaný podľa rokov a bude zoradený rovnako ako aktuálny ročník. Parameter zoraďovania bude môcť užívateľ pozmeniť na meno, inštitúciu, názov a dátum. Taktiež bude možnosť zmeniť vzostupnosť alebo zostupnosť usporiadania. V prípade, že záznamov bude viac ako je limit zobrazenia na jednu stránku, zoznam sa stane viacstranovým. Užívateľ si bude môcť zvoliť, koľko záznamov chce zobraziť naraz.</text:p>
      <text:p text:style-name="P19"/>
      <text:p text:style-name="P19">\subsection*{Definované role}</text:p>
      <text:p text:style-name="P19">Aplikácia bude rozlišovať užívateľov, ktorí do nej budú pristupovať. Každý užívateľ, ktorý sa neprihlási, bude mať právomoci neregistrovaného užívateľa. Na registráciu bude k dispozícii formulár na vytváranie nových registrovaných užívateľov. Administrátorský účet bude pridelený užívateľovi pri inicializačnom spustení webovej aplikácie. Prípadné ďalšie administrátorské účty musí vytvárať už existujúci administrátor.</text:p>
      <text:p text:style-name="P19">Systém rozoznáva nasledovné užívateľské skupiny:</text:p>
      <text:p text:style-name="P19">\begin{description}</text:p>
      <text:p text:style-name="P19"><text:s/>\item[Administrátor] - Administrátor bude mať možnosť manipulovať s obsahom stránok, spravovať užívateľov a má na starosti prvotnú konfiguráciu. V správe užívateľov bude potvrdzovať nové žiadosti o registráciu, bude môcť pozmeňovať údaje o užívateľoch, meniť ich role a blokovať účty.</text:p>
      <text:p text:style-name="P19">\item[Neregistrovaný užívateľ] - Bude mať možnosť prehliadať si zoznam uložených článkov, <text:soft-page-break/>môže v nich vyhľadávať, ale nemá prístup k plným textom článkov.</text:p>
      <text:p text:style-name="P19">\item[Registrovaný užívateľ] - Bude mať všetky práva neregistrovaného užívateľa a navyše aj prístup k plným textom článkov z ročníka, v ktorom zaplatil členský poplatok. Taktiež bude môcť za základný členský poplatok vložiť jeden článok. Bude si môcť upravovať informácie v profile a meniť prístupové heslo.</text:p>
      <text:p text:style-name="P19">\item[Redakčná rada] - Bude mať možnosť stopnúť uverejnenie príspevku s odôvodnením jeho pozastavenia.</text:p>
      <text:p text:style-name="P19">\item[Recenzenti] - Budú mať prístup k textom článkov v upravovateľnej podobe a k odovzdaným článkom majú možnosť pridávať recenzovanú verziu.</text:p>
      <text:p text:style-name="P19">\end{description}</text:p>
      <text:p text:style-name="P19"/>
      <text:p text:style-name="P19">\subsection{Návrh firemných procesov}</text:p>
      <text:p text:style-name="P19">Modelovanie firemných procesov začína preštudovaním špecifikácie požiadaviek. Identifikuje sa v nej hlavný proces, ktorý sa zachytáva pomocou BPMN. Na uľahčenie identifikácie tohto procesu pomôže otázka -- Akým hlavným činnostiam sa firma venuje? Vymedzené činnosti budú graficky zachytené do diagramu podľa ich postupnosti. </text:p>
      <text:p text:style-name="P19"/>
      <text:p text:style-name="P19">\subsection*{Identifikácia hlavného procesu}</text:p>
      <text:p text:style-name="P19">Zo špecifikácie uvedenej v predchádzajúcej sekcii bol identifikovaný hlavný proces tvorený z piatich základných častí. Prvým v línii vykonania je proces zabezpečujúci autentizáciu užívateľa a jeho autorizovanie. Následne proces pokračuje podľa pridelenej roly. Neregistrovaný užívateľ si môže prehliadať virtuálny časopis a vyhľadávať v ňom alebo sa zaregistrovať. Registrovaný užívateľ môže upravovať svoj profil a pridať článok. Recenzenti pristupujú k podprocesu recenzia článku.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19"/>
      <text:p text:style-name="P19">\begin{figure}[ht]</text:p>
      <text:p text:style-name="P19"><text:s/>\centering</text:p>
      <text:p text:style-name="P19"><text:s/>\includegraphics[width=350px]{pic/main.png}</text:p>
      <text:p text:style-name="P19"><text:s text:c="2"/>\caption{Diagram hlavného firemného procesu.}</text:p>
      <text:p text:style-name="P19"><text:s/>\label{fig:mainproc}</text:p>
      <text:p text:style-name="P19">\end{figure}</text:p>
      <text:p text:style-name="P19"/>
      <text:p text:style-name="P19">\subsection*{Dekompozícia hlavného procesu}</text:p>
      <text:p text:style-name="P19"/>
      <text:p text:style-name="P19">Postupnou dekompozíciou hlavného procesu je budovaná hierarchia modelov, ktorá popisuje funkčnú štruktúru organizácie a po najnižšiu úroveň zachytáva základné činnosti vykonávané vo firme. V nasledujúcej časti sa budeme venovať popisu vybraných procesov. Zvyšné diagramy procesov sú umiestnené do prílohy A a na priloženom médiu je dostupná úplná sada diagramov. </text:p>
      <text:p text:style-name="P19"/>
      <text:p text:style-name="P19">\begin{figure}[ht]</text:p>
      <text:p text:style-name="P19"><text:soft-page-break/><text:s/>\centering</text:p>
      <text:p text:style-name="P19">\includegraphics[width=\linewidth]{pic/pridaniec.png} </text:p>
      <text:p text:style-name="P19"><text:s text:c="2"/>\caption{Dekompozícia pridania článku.}</text:p>
      <text:p text:style-name="P19"><text:s/>\label{fig:pridc}</text:p>
      <text:p text:style-name="P19">\end{figure}</text:p>
      <text:p text:style-name="P19"/>
      <text:p text:style-name="P19">Proces zachytený na obrázku \ref{fig:pridc} popisuje postup činností pri vkladaní čísla do časopisu. Prvým krokom procesu je vyplnenie formuláru pre vloženie článku registrovaným užívateľom. Následne je formulár systémom skontrolovaný. V prípade výskytu chyby v zadávaných údajoch je formulár vrátený užívateľovi a je vyžiadaná oprava. Ak je všetko v poriadku údaje sú uložene v databáze a článok je nahraný na server. Po zavedení článku do systému je rozoslaná notifikácia o pridaní nového príspevku. Proces pokračuje podprocesom priradenie recenzenta. Ak do siedmych nebude doručená recenzia vyžiada sa opätovné priradenie recenzenta. Po doručení recenzie a na základe jej ohodnotenia je rozhodnuté či je zapotreby vykonať korektúru článku. V prípade potreby korektúry je autor informovaný o tomto fakte a do piatich dní by mal vložiť opravený článok, lebo bude pomocou informačného mailu opäť informovaný o potrebe korektúry. Po vložení opravy sa proces dostáva späť do kroku vyžiadania recenzenta. Keď na základe stavu recenzie nie je potrebná oprava od autora proces sa posúva do konečnej fázy, kde je najskôr skontrolovaná naklonenosť čísla časopisu a ak ešte nie je splnený limit proces končí. V prípade dosiahnutia naplnenia čísla je o tejto skutočnosti informovaná redakčná rada a proces je ukončený. </text:p>
      <text:p text:style-name="P19"/>
      <text:p text:style-name="P19">\begin{figure}[ht]</text:p>
      <text:p text:style-name="P19"><text:s/>\centering</text:p>
      <text:p text:style-name="P19">\includegraphics[width=250px]{pic/pridanierec.png}</text:p>
      <text:p text:style-name="P19"><text:s text:c="2"/>\caption{Proces pridania recenzenta.}</text:p>
      <text:p text:style-name="P19"><text:s/>\label{fig:pridr}</text:p>
      <text:p text:style-name="P19">\end{figure}</text:p>
      <text:p text:style-name="P19"/>
      <text:p text:style-name="P19">Firemný proces priradenia recenzenta (obr. \ref{fig:pridr}) začína administrátorovým výberom recenzenta pre vložený článok. Ak administrátor nevykoná priradenie do 24 hodin systém ho opätovne informuje. Po pridelení recenzenta systém vygeneruje informačný e-mail a zašle ho recenzentovi aby vykonal recenziu.</text:p>
      <text:p text:style-name="P19"/>
      <text:p text:style-name="P19">\begin{figure}[ht]</text:p>
      <text:p text:style-name="P19"><text:s/>\centering</text:p>
      <text:p text:style-name="P19"><text:s/>\includegraphics[width=400px]{pic/registracia.png}</text:p>
      <text:p text:style-name="P19"><text:s text:c="3"/>\caption{Diagramy popisujúce vytvorenie užívateľa.}</text:p>
      <text:p text:style-name="P19"><text:s/>\label{fig:vytrol}</text:p>
      <text:p text:style-name="P19">\end{figure}</text:p>
      <text:p text:style-name="P19"/>
      <text:p text:style-name="P19">Registrácia užívateľa začína vyplnením registračného formulára užívateľom. Formulár je následne vyhodnotený a odhaľujú sa v ňom chyby. V prípade nesprávneho zadania niektorej časti je formulár <text:soft-page-break/>vrátený užívateľovi, aby vykonal opravu. Po úspešnom vyplnení formuláru sú informácie uložené v databáze a žiadateľovi je zaslaný informačný email s inštrukciami na uhradenie členského poplatku. Taktiež je o novej registrácii informovaný administrátor, ktorý priebežne kontroluje či bol poplatok uhradený. Po vypršaní určitej doby ho môže zamietnuť alebo ak bol poplatok uhradený potvrdiť. Na základe tohoto rozhodnutia bude registrácia zrušená alebo systém registráciu potvrdí a informuje užívateľa o úspechu. Proces je zachytený na obrázku \ref{fig:vytrol} </text:p>
      <text:p text:style-name="P19"/>
      <text:p text:style-name="P19">\begin{figure}[ht]</text:p>
      <text:p text:style-name="P19"><text:s/>\centering</text:p>
      <text:p text:style-name="P19"><text:s text:c="2"/>\includegraphics[width=280px]{pic/login.png}</text:p>
      <text:p text:style-name="P19"><text:s text:c="2"/>\caption{Firemný proces prihlásenia sa užívateľa.}</text:p>
      <text:p text:style-name="P19"><text:s/>\label{fig:overrol}</text:p>
      <text:p text:style-name="P19">\end{figure}</text:p>
      <text:p text:style-name="P19"/>
      <text:p text:style-name="P19">Prihlásenie <text:s/>(obr. \ref{fig:overrol}) <text:s/>sa začína vyžiadaním mena a hesla od užívateľa. Nasleduje overenie získaných informácii pomocou dát uložených v databáze. Ak autentizácia uspeje užívateľovi sú pridelené práva a proces končí. V prípade, že sa zadané informácie nepodarí overiť, vyžiada sa opätovné zadanie mena a hesla od užívateľa.</text:p>
      <text:p text:style-name="P19"/>
      <text:p text:style-name="P19">\subsection{Naplánovanie iterácií}</text:p>
      <text:p text:style-name="P19"/>
      <text:p text:style-name="P19">Pomocou hierarchickej štruktúry procesov prebiehajúcich vo firme je možné pokračovať v ďalšom plánovaní. Funkcionalita celého systému je rozdelená na časti definované pre ľahšie zvládnutie projektu a rýchlejšie poskytnutie funkcionality zákazníkovi. Po identifikácii funkčných častí je rozdelenie prediskutované so zákazníkom. Objednávateľ na základe svojich najnutnejších potrieb určí poradie dodávaných komponentov. </text:p>
      <text:p text:style-name="P19"/>
      <text:p text:style-name="P19">V ukážkovom projekte je ako primárna časť systému označená funkcionalita poskytujúca jednoduché prelistovanie a vkladania článkov do virtuálneho časopisu. K základnej funkcionalite patria aj užívateľské roly. Užívatelia sa budú môcť registrovať, prihlasovať, meniť svoje údaje a prístup k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a. Umožňuje mu úpravu obsahu webového rozhrania. Nasledujúci zoznam zoraďuje iterácie podľa postupnosti poradia vývoja:</text:p>
      <text:p text:style-name="P19">\begin{enumerate}</text:p>
      <text:p text:style-name="P19">\item Jednoduché zobrazenie, vkladanie článkov a užívateľské roly</text:p>
      <text:p text:style-name="P19">\item <text:s/>Recenzovanie a zostavovanie čísla časopisu</text:p>
      <text:p text:style-name="P19">\item <text:s/>Vyhľadávanie a úprava profilu</text:p>
      <text:p text:style-name="P19">\item <text:s/>Správa systému</text:p>
      <text:p text:style-name="P19"><text:soft-page-break/>\end{enumerate}</text:p>
      <text:p text:style-name="P19"/>
      <text:p text:style-name="P19">\section{Návrh systému}</text:p>
      <text:p text:style-name="P19"/>
      <text:p text:style-name="P19">Pomocou diagramov vypracovaných v predchádzajúcej fáze pristúpime k návrhu systému. Podľa plánu iterácií budeme postupne vypracovávať jednotlivé časti systému. Ako prvá funkcionalita, ktorá má byť vyprodukovaná, je vkladanie článkov a ich jednoduché zobrazenie. </text:p>
      <text:p text:style-name="P19"/>
      <text:p text:style-name="P19">\subsection{Jednoduché zobrazenie, vkladanie článkov a užívateľské roly}</text:p>
      <text:p text:style-name="P19">Zoberieme si diagramy firemných procesov popisujúce procesy spojené s vkladaním článku (obr. \ref{fig:pridc}, \ref{fig:pridr}). Sú tam viditeľné súvislé automatizovateľné časti vykonávané systémom, ktoré poskytujú dobrých kandidátov na prípady použitia. Z diagramu taktiež môžeme vyčítať aktérov. Jasne viditeľní aktéri sú \textit{registrovaný užívateľ} a \textit{administrátor} posledný, trochu skrytý, je \textit{čas}. Po malej úvahe zistíme, že okrem prípadov použitia na vloženie knihy, vyžiadanie recenzie a korektúry je vhodné vymedziť aj prípad použitia zabezpečujúci notifikáciu. </text:p>
      <text:p text:style-name="P19"/>
      <text:p text:style-name="P19">Zavedenie rol do systému vyžaduje funkcionalitu na ich vytvorenie a overenie. Obráz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uhradenia poplatku a jeho potvrdenia. Z druhého firemného procesu identifikujeme prípad použitia pre prihlásenie sa. </text:p>
      <text:p text:style-name="P19"/>
      <text:p text:style-name="P19">\subsection*{Prípady použitia}</text:p>
      <text:p text:style-name="P19"/>
      <text:p text:style-name="P19">\begin{description}</text:p>
      <text:p text:style-name="P19">\item[Vloženie článku] -- Skladá sa z troch krokov určených v diagrame firemných procesov. Prvým je kontrola zadávaných údajov pri vkladaní článku, nasleduje jeho nahranie. Na záver <text:s/>využíva \textit{notifikáciu} na zaslanie informácie o pridaní článku. </text:p>
      <text:p text:style-name="P19">\item[Priradenie recenzenta] -- Začína výberom recenzenta, ktorý je prostredníctvom \textit{notifikácie} informovaný o potrebnej recenzii. Recenzentovi bude zaslaný informačný e-mail s odkazom na ohodnotenie článku. Formulár na zavádzanie recenzií bude pridaný až v druhej <text:s/>iterácii, preto je zasielanie recenzie dočasne riešené priamou cestou bez využitia systému.</text:p>
      <text:p text:style-name="P19">\item[Vloženie korektúry] -- <text:s/>Autor má po prihlásení možnosť vložiť do systému opravu článku, pričom následne je opäť spustené \textit{priradenie recenzenta}.</text:p>
      <text:p text:style-name="P19">\item[Notifikácia] -- Upozorňuje daných užívateľov o výskyte udalosti. Zaslanie môže byť vyžiadané alebo pravidelne prebieha rozosielanie časovo podmienených správ. Využíva sa na to e-mail zadaný pri registrácii.</text:p>
      <text:p text:style-name="P19"><text:soft-page-break/>\item[Prihlásenie sa] -- Od užívateľa je vyžiadané meno a heslo, ktoré je overené pomocou hešovania a dát uložených v databáze.</text:p>
      <text:p text:style-name="P19">\item[Registrácia] -- Užívateľ dostane po vyplnení formulára variabilný symbol a číslo účtu na uhradenie členského poplatku. Administrátor je pomocou \textit{notifikácie} informovaný o novej registrácii.</text:p>
      <text:p text:style-name="P19">\item[Potvrdenie registrácie] -- Po overení platby administrátor aktivuje uchádzačovi účet na registráciu a je mu zaslaný e-mail o schválení registrácie. </text:p>
      <text:p text:style-name="P19">\end{description}</text:p>
      <text:p text:style-name="P19"/>
      <text:p text:style-name="P19">\begin{figure}[ht]</text:p>
      <text:p text:style-name="P19"><text:s/>\centering</text:p>
      <text:p text:style-name="P19"><text:s/>\includegraphics[width=300px]{pic/UC1.png}</text:p>
      <text:p text:style-name="P19"><text:s text:c="2"/>\caption{Diagram prípadov použitia prvej iterácie.}</text:p>
      <text:p text:style-name="P19"><text:s/>\label{fig:uc1}</text:p>
      <text:p text:style-name="P19">\end{figure}</text:p>
      <text:p text:style-name="P19"/>
      <text:p text:style-name="P19">\subsection*{Statická štruktúra}</text:p>
      <text:p text:style-name="P19">Diagram tried (obr.: \ref{fig:dt1}) zachytávajúci statickú štruktúru systému budujeme za pomoci vypracovaného modelu prípadov použitia a pomocou špecifikácie požiadavkov.. Na úvod sú načrtnuté hrubé obrysy diagramu, ktorý je postupne spresňovaný. Za výstup iterácie sa považuje presný návrhový diagram tried.</text:p>
      <text:p text:style-name="P19"/>
      <text:p text:style-name="P19">Diagram popisujúci prvú iteráciu stavia na dvoch triedach \textit{Uzivatel} a \textit{Clanok}. Prvá zabezpečuje zachytenie informácii o osobách pracujúcich zo systémom. Pomocou dedičnosti sú definované triedy reprezentujúce role vyskytujúce sa v systéme. S užívateľom je spojená aj trieda \textit{ManazerUzivatelov} umožňujúca vytvorenie nového konta a možnosť nastavenia platnosti registrácie pre registrovaného užívateľa. </text:p>
      <text:p text:style-name="P19"/>
      <text:p text:style-name="P19">Článok virtuálneho časopisu je v systéme reprezentovaný triedou \textit{Clanok}. Uchováva si informácie o príspevkoch vedených v časopise a odkazuje sa na ňu registrovaný užívateľ, čím sa tieto triedy zväzujú. Aj pre článok je vytvorený manažér spravujúci vytváranie príspevkov. </text:p>
      <text:p text:style-name="P19"/>
      <text:p text:style-name="P19">Pre účeli notifikácie je vytvorená trieda \textit{Akcia} aj s manažérom udržujúca informácie o udalostiach nastávajúcich v systéme. Umožňuje taktiež rozosielanie informačných e-mailov či už na priame vyžiadanie alebo po časových intervaloch.</text:p>
      <text:p text:style-name="P19"/>
      <text:p text:style-name="P19">\begin{figure}[ht]</text:p>
      <text:p text:style-name="P19"><text:s/>\centering</text:p>
      <text:p text:style-name="P19"><text:s/>\includegraphics[width=\linewidth]{pic/CD1.png}</text:p>
      <text:p text:style-name="P19"><text:s text:c="2"/>\caption{Diagram prípadov použitia prvej iterácie.}</text:p>
      <text:p text:style-name="P19"><text:soft-page-break/><text:s/>\label{fig:dt1}</text:p>
      <text:p text:style-name="P19">\end{figure}</text:p>
      <text:p text:style-name="P19"/>
      <text:p text:style-name="P19">\subsection{Recenzovanie a zostavovanie čísla časopisu}</text:p>
      <text:p text:style-name="P19"/>
      <text:p text:style-name="P19">Po dokončení práci na prvej iterácii a posunutie ich výsledkov do fázy vývoja začína pre návrhára práca na ďalšej iterácii. Druhá iterácia ma za cieľ rozšíriť doteraz vytvorený systém o časť pre recenzovanie článkov a umožniť redakčnej rade zostaviť číslo časopisu. Zoberú sa preto firemné procesy popisujúce tieto činnosti (obr. \ref{fig:recacas}, \ref{fig:zoscas}).</text:p>
      <text:p text:style-name="P19"/>
      <text:p text:style-name="P19">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19"/>
      <text:p text:style-name="P19"/>
      <text:p text:style-name="P19">\subsection*{Prípady použitia}</text:p>
      <text:p text:style-name="P19">\begin{description}</text:p>
      <text:p text:style-name="P19">\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zapotreby je už len skontrolovaný stav naplnenia časopisu. Ak bolo odovzdaných dostatok článkov je informovaná redakčná rada.</text:p>
      <text:p text:style-name="P19">\item[Zostavenie čísla] -- Pri zostavení čísla je redakčnej rade zobrazený zoznam doručených publikácii. Rada si v zozname označí články, ktoré zaradí do budúceho čísla a taktiež môže články podla zváženia zo zoznamu vylúčiť. Autorom vylúčených článkov budú o tom informovaný. Po určení obsahu vydania sú články zaradene do čísla v DB, pre číslo je vygenerovaná vlastná webová stránka. Je zostavený zoznam odkazov na plné texty článkov a tento zoznam je zaslaný do tlače. <text:s/></text:p>
      <text:p text:style-name="P19">\item[Notifikácia] -- Na upozorňuje užívateľov o výskyte udalosti sa využíva notifikácia navrhnutá v prvej iterácii.</text:p>
      <text:p text:style-name="P19">\end{description}</text:p>
      <text:p text:style-name="P19"/>
      <text:p text:style-name="P19">\subsection*{Statická štruktúra}</text:p>
      <text:p text:style-name="P19"/>
      <text:p text:style-name="P19">Druhá iterácia vnáša do systému recenzie a usporiadanie článkov do čísiel. Recenzovanie zasiahlo aj do tried pracujúcich s odovzdanými publikáciami a pridalo do nich premenné a funkcie udržujúce previazanie článku s recenziou. Trieda \textit{Recenzia} si uchováva dátum zadania a autora jej vykonania. Recenzie sú vkladané do systému pomocou funkcionality poskytovanej manažérom recenzie.</text:p>
      <text:p text:style-name="P19"/>
      <text:p text:style-name="P19"><text:soft-page-break/>Usporiadanie príspevkov do čísiel zabezpečuje trieda \textit{Číslo}. Udržuje si informáciu o poradí vydania a odkazuje na všetky články zaradené do daného vydania. Vytváranie a vkladanie článkov do nových čísiel má na starosti \textit{Manažér časopisu}. Táto trieda má na starosti aj generovanie webových stránok pre novovytvorené číslo a generovanie zoznamov pre tlač. So zaraďovaním príspevkov do čísiel súvisí aj metóda vylučujúca článok, ktorá bola pridaná do manažéra článkov.</text:p>
      <text:p text:style-name="P19"/>
      <text:p text:style-name="P19">\subsection{Vyhľadávanie a úprava profilu}</text:p>
      <text:p text:style-name="P19"/>
      <text:p text:style-name="P19">Tretia iterácia prináša do systému funkcionalitu spätú s vyhľadávaním článkov v databáze podľa rôznych kritérií. Taktiež je tu zavedená možnosť úpravy profilu. Firemné procesy zachytávajúce pridávanú funkcionalitu sú zobrazené na obrázkoch \ref{fig:vyh}, \ref{fig:prof} a \ref{fig:hes}. Z uvedených diagramov identifikujeme diagramy použitia pre vyhľadávanie článkov v databáze, úpravu údajov o užívateľovi a zmenu prihlasovacieho hesla. Pridaním nových prípadov použitia nevstupujú do systému žiadni noví aktéri. </text:p>
      <text:p text:style-name="P19"/>
      <text:p text:style-name="P19"/>
      <text:p text:style-name="P19">\subsection*{Prípady použitia}</text:p>
      <text:p text:style-name="P19"/>
      <text:p text:style-name="P19">\begin{description}</text:p>
      <text:p text:style-name="P19"><text:s/>\item[Vyhľadávanie] -- Užívateľ môže vyhľadávať pomocou reťazca overovaného voči <text:s/>menu a priezvisku autora, názvu organizácie alebo názvu článku. Ďalšou možnosťou je vyhľadávanie podľa kľúčových slov alebo čísla časopisu. Odpoveďou na vyhľadávané otázky je zoznam najvhodnejších nálezov článkov. </text:p>
      <text:p text:style-name="P19"><text:s/>\item[Úprava profilu] -- Ponúka registrovanému užívateľovi možnosť meniť svoje osobné údaje, ako meno, priezvisko, príslušnosť k organizácii, emailovú adresu využívanú na zasielanie informačných emailov. <text:s/></text:p>
      <text:p text:style-name="P19"><text:s/>\item[Zmena hesla] -- Registrovaný užívateľ je oprávnený meniť svoje prihlasovacie heslo. Pri zmene hesla je najskôr vyžiadané staré heslo, ktoré je overené, a až následne je povolená zmena. <text:s/></text:p>
      <text:p text:style-name="P19"><text:s/>\end{description}</text:p>
      <text:p text:style-name="P19"/>
      <text:p text:style-name="P19"/>
      <text:p text:style-name="P19">\subsection*{Statická štruktúra}</text:p>
      <text:p text:style-name="P19">Zavedením novej funkcionality do modelu v tretej iterácii neprináša žiadnu novú triedu, ale rozširujú sa už existujúce triedy. Funkcionalita vyhľadávania je zabezpečená cez metódy pridané do tried \textit{Manažér časopisu}, \textit{Manažér čísla} a \textit{Manažér užívateľov}. Menenie osobných údajov užívateľa je, podobne ako vyhľadávanie, zabezpečené vložením zodpovedajúcich metód do triedy \textit{Manažér užívateľov}.</text:p>
      <text:p text:style-name="P19"/>
      <text:p text:style-name="P19"/>
      <text:p text:style-name="P19"/>
      <text:p text:style-name="P19">\subsection{Správa systému}</text:p>
      <text:p text:style-name="P19"><text:soft-page-break/></text:p>
      <text:p text:style-name="P19">Posledná iterácia dokončuje budovaný produkt pridaním správy systému. Administrátor využíva túto správu na upravovanie vzhľadu a obsahu virtuálneho časopisu. Správna aplikácia mu ponúka možnosť vkladať nové webové stránky do rozhrania, ktoré sú hierarchicky usporadúvané a zaradené do menu. Administrátor má takto možnosť bez zasahovania do kódu rozhrania pridať potrebné informácie na web. Firemné procesy popisujúce prácu administrátora sú zachytené na obrázkoch \ref{fig:sc} a \ref{fig:upc}.</text:p>
      <text:p text:style-name="P19"/>
      <text:p text:style-name="P19"/>
      <text:p text:style-name="P19">Z uvedených diagramov vyčítame prípady použitia zachytávajúce možnosť upravovania údajov o článku a v prípade núdze aj jeho vymazanie. Ďalším kandidátom na prípad použitia sú činnosti spojené s vytváraním nových stránok rozhrania a ich upravovaním obsahu už existujúcich stránok. Poslednou identifikovateľnou funkcionalitou je upravovanie celkového vzhľadu rozhrania. Administrátor možné meniť logo a nadpis virtuálneho časopisu. Celkový vzhľad aplikácie je nastaviteľný pomocou dodávaných šablón. Konečný vzhľad diagramu tried je zachytený na obrázku \ref{fig:uc4} </text:p>
      <text:p text:style-name="P19"/>
      <text:p text:style-name="P19">\subsection*{Prípady použitia}</text:p>
      <text:p text:style-name="P19">\begin{description}</text:p>
      <text:p text:style-name="P19"><text:s/>\item[Úprava údajov o článkoch] -- Administrátor upravuje údaje o článkoch. Je oprávnený meniť názvy, anotácie, autorov a odkaz na umiestnenie súboru s plným textom.</text:p>
      <text:p text:style-name="P19"><text:s/>\item[Vymazanie článku] -- Administrátorovi je umožnené z technických príčin mať možnosť vymazať článok. Táto akcia je spojená s notifikáciou redakčnej rady a autora článku o vykonanom odstránení.</text:p>
      <text:p text:style-name="P19">\item[Vytvorenie stránky] -- Správca systému môže rozširovať grafické rozhranie aplikácie pridaním nových webových stránok a ich naplnením obsahom. Stránky sú generované automaticky a dopĺňa sa do nich len samotný text pomocou jednoduchého rozhrania. </text:p>
      <text:p text:style-name="P19">\item[Upravenie stránky] -- Administrátor je oprávnený meniť obsah skupiny stránok, na ktorej nie sú zobrazované výpisy z databázy.</text:p>
      <text:p text:style-name="P19">\item[Úprava rozhrania] -- Rozhranie môže byť správcom upravené pomocou dodávaných tém. Je tiež umožnené meniť logo a názov virtuálneho časopisu.</text:p>
      <text:p text:style-name="P19"><text:s/>\end{description}</text:p>
      <text:p text:style-name="P19"/>
      <text:p text:style-name="P19">\begin{figure}[ht]</text:p>
      <text:p text:style-name="P19"><text:s/>\centering</text:p>
      <text:p text:style-name="P19"><text:s/>\includegraphics[width=350px]{pic/UC4.png}</text:p>
      <text:p text:style-name="P19"><text:s text:c="2"/>\caption{Diagram prípadov použitia po druhej iterácii.}</text:p>
      <text:p text:style-name="P19"><text:s/>\label{fig:uc4}</text:p>
      <text:p text:style-name="P19">\end{figure}</text:p>
      <text:p text:style-name="P19"/>
      <text:p text:style-name="P19">\subsection*{Statická štruktúra}</text:p>
      <text:p text:style-name="P19">Záverečný diagram tried (\ref{fig:CD4}) zachytáva komplexný pohľad na vypracovaný systém. V <text:soft-page-break/>poslednej iterácii do neho pribudli triedy \textit{AdresárStránok} a \textit{WebStránka}, zabezpečujúce prácu so správou rozhrania. Držia informácie o vzhľade aplikácie a zachytávajú hierarchiu usporiadania webových stránok. Zabezpečujú aj generovanie nových stránok a prácu s upravovateľnými stránkami.</text:p>
      <text:p text:style-name="P19"/>
      <text:p text:style-name="P19">\begin{figure}[ht]</text:p>
      <text:p text:style-name="P19"><text:s/>\centering</text:p>
      <text:p text:style-name="P19"><text:s/>\includegraphics[width=\linewidth]{pic/CD4.png}</text:p>
      <text:p text:style-name="P19"><text:s text:c="2"/>\caption{Diagram tried poslednej iterácie .}</text:p>
      <text:p text:style-name="P19"><text:s/>\label{fig:CD4}</text:p>
      <text:p text:style-name="P19">\end{figure}</text:p>
      <text:p text:style-name="P19"/>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Zaver</text:p>
      <text:p text:style-name="Standard"/>
      <text:p text:style-name="Standard">V súčasnej dobe je vývoj softvéru už takmer nepredstaviteľný bez využitia nejakej modelovacej metódy, ktorá tento vývoj dokáže usmerniť, napomôcť získanie kvalitného riešenia problému a rapídne zvýšiť úspešnosť projektu. Rôzne metódy majú rozdielne špecifické prvky a niektoré je potrebné prispôsobiť adekvátnemu využitiu a maximalizovaniu potenciálu skrývajúceho sa v nich. Výberom a prípadnou úpravou postupu modelovania je zvýšená efektívnosť práce, urýchlený vývoja a znížené náklady na projekt. Dôsledkom je dodávanie kvalitného softvéru v dostupných cenových reláciách.</text:p>
      <text:p text:style-name="Standard"/>
      <text:p text:style-name="Standard">Všeobecne je hlavnou myšlienkou používania metodík uľahčenie zvládnutia veľkých projektov. Keď však aplikujeme rozsiahle a robustné metódy na malé, jednoducho pochopiteľné a zvládnuteľné projekty, získavame značný počet činností neposúvajúcich projekt k rýchlemu koncu. Veľký počet definovaných rol a modelov, ktoré musia byť vypracované, spomaľuje prechod k vlastnému produkovaniu systému. Tento prístup určite ponúka monumentálny základ pre vývoj aplikácií, ale pre zákazníka nemusí dodávať riešenia dostatočne rýchlo. Práve zákazník potrebuje rýchle zavedenie IT riešenia, aby zostala zachovaná jeho konkurencieschopnosť. Pri zdĺhavom dodávaní produktu môže nastať situácia, že systém nespĺňa rýchlo sa meniace požiadavky klienta.</text:p>
      <text:p text:style-name="Standard"/>
      <text:p text:style-name="Standard">Naštudovanie rozličných modelovacích metód využívaných v minulosti a súčasnosti slúžilo ako základ pre návrh metódy umožňujúcej efektívny vývoj malých softvérových projektov. Popri preštudovaní modelov bolo cieľom tejto práce aj oboznámenie sa s grafickými modelovacími nástrojmi, hlavne s Business Process Modeling Notation, slúžiacim na popisovanie firemných procesov.</text:p>
      <text:p text:style-name="Standard"/>
      <text:p text:style-name="Standard">Navrhnutá metóda využíva BPMN diagramy na zachytenie požiadaviek užívateľa ako jeden zo vstupov do analytickej a vývojovej časti. Tieto diagramy sú intuitívne pre zákazníka, ktorý na základe nich môže s analytikom diskutovať o dodanej funkcionalite realizovaného systému. V prípade, že cieľová organizácia už má popísanú štruktúru fungovania pomocou procesov, je tým vývoj výrazne urýchlený.</text:p>
      <text:p text:style-name="Standard"/>
      <text:p text:style-name="Standard">Hlavným cieľom metódy je rýchle dodávanie kvalitných IT riešení plniacich aktuálne zákazníkove potreby. V navrhnutom postupe sa preto uplatňujú myšlienky zachytené v manifeste agilného programovania. Vyzdvihovaná je spolupráca so zákazníkom a upravovanie návrhu a vývoja podľa jeho predstáv. </text:p>
      <text:p text:style-name="Standard"/>
      <text:p text:style-name="Standard">BPMN diagramy zachytávajú funkcionalitu budúceho systému. Charakterom použitia majú prvky diagramov dátových tokov, ktoré boli v minulosti používané pri návrhu softvéru. Získava sa tak pomerne intuitívny náhľad na fungovanie systému, ktorý keď spojíme s diagramami tried používanými pri objektovo orientovanom návrhu, dávajú programátorovi jasný rys budovaného systému, ale tiež mu ponechávajú dostatočný priestor na zapojenie svojej kreativity do realizovania výsledného riešenia.</text:p>
      <text:p text:style-name="Standard"><text:soft-page-break/></text:p>
      <text:p text:style-name="Standard">Navrhnutá metóda bola overená pri vypracovaní informačného systému pre správu vedeckého časopisu. Podľa stanoveného postupu boli zachytené požiadavky na systém, ktoré boli prevedené na BPMN modely, a s ich pomocou boli vypracované diagramy prípadov použitia a tried. Postupné odvodzovanie diagramov prebehlo bez väčších problémov. Získaný výsledný súbor modelov popisuje statickú a dynamickú štruktúru produktu. </text:p>
      <text:p text:style-name="Standard"/>
      <text:p text:style-name="Standard">Na úplné overenie metódy však chýba realizácia navrhnutých modelov, ktorá však nemôže byť prevedená tou istou osobou ako návrhová časť. Je potrebný náhľad druhej, nezainteresovanej osoby, ktorá nemá so systémom skúsenosti a musela by sa preto spoliehať len na poskytnuté modely a komunikáciu s návrhárom. Overila by sa tým miera zrozumiteľnosti a množstvo informácií poskytovaných modelm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iplomová práca je zameraná na použitie Business Process Modeling Notation pri vývoji systémov pre malé spoločnosti. Zaoberá sa súčasne používanými postupmi pre tvorbu informačných systémov a to hlavne na Business Driven Development. Na základe získaných znalostí je navrhnutá metóda pre vývoj malých softvérových projektov. Záverečnú časť práce tvorí prípadová štúdia popisujúcej tvorbu systému pre správu vedeckého časopis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erif1" svg:font-family="'Liberation Serif', 'Arial Unicode MS'"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20T21:16:15</dc:date>
    <dc:creator>Miroslav Ligas</dc:creator>
    <meta:editing-duration>PT421H57M45S</meta:editing-duration>
    <meta:editing-cycles>209</meta:editing-cycles>
    <meta:generator>OpenOffice.org/3.0$Linux OpenOffice.org_project/300m15$Build-9379</meta:generator>
    <meta:document-statistic meta:table-count="0" meta:image-count="0" meta:object-count="0" meta:page-count="39" meta:paragraph-count="516" meta:word-count="13252" meta:character-count="101347"/>
    <meta:user-defined meta:name="Info 1"/>
    <meta:user-defined meta:name="Info 2"/>
    <meta:user-defined meta:name="Info 3"/>
    <meta:user-defined meta:name="Info 4"/>
  </office:meta>
</office:document-meta>
</file>